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code" svg:font-family="barcod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8cm" table:align="margins"/>
    </style:style>
    <style:style style:name="Tabella1.A" style:family="table-column">
      <style:table-column-properties style:column-width="6.8cm" style:rel-column-width="65535*"/>
    </style:style>
    <style:style style:name="Tabella1.1" style:family="table-row">
      <style:table-row-properties style:row-height="3.69cm"/>
    </style:style>
    <style:style style:name="Tabella1.A1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.499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1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bold" officeooo:rsid="001f30e1" officeooo:paragraph-rsid="0012c6ee" style:font-size-asian="7pt" style:font-style-asian="normal" style:font-weight-asian="bold" style:font-name-complex="Lucida Sans" style:font-size-complex="7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20a6f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ine in create_product_tree(o.label_ids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/>
            <text:p text:style-name="P5"><text:placeholder text:placeholder-type="text">&lt;line.product_id.name&gt;</text:placeholder></text:p>
            <text:p text:style-name="P6"><draw:frame draw:style-name="fr1" draw:name="image: barcode(line.product_id.ean13 or line.product_id.default_code, 'code128')" text:anchor-type="paragraph" svg:x="0.3cm" svg:y="0.06cm" draw:z-index="0"><draw:text-box fo:min-height="1cm" fo:min-width="5.89cm"><text:p text:style-name="P3"/></draw:text-box></draw:frame><text:placeholder text:placeholder-type="text">&lt;line.product_id.ean13&gt;</text:placeholder></text:p>
            <text:p text:style-name="P7"><text:placeholder text:placeholder-type="text">&lt;line.product_id.default_code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rcode" svg:font-family="barcode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01T16:50:44.266266545</dc:date>
    <meta:editing-duration>PT3H36M5S</meta:editing-duration>
    <meta:editing-cycles>24</meta:editing-cycles>
    <meta:generator>LibreOffice/6.2.4.2$Linux_X86_64 LibreOffice_project/20$Build-2</meta:generator>
    <meta:document-statistic meta:table-count="1" meta:image-count="0" meta:object-count="0" meta:page-count="1" meta:paragraph-count="5" meta:word-count="12" meta:character-count="191" meta:non-whitespace-character-count="184"/>
  </office:meta>
</office:document-meta>
</file>